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CacheRandom.PatternCacheRandom(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Random.PatternCacheRandom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Random.PatternCacheRandom( int capacity ,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Random.PatternCache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